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Standard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/>
    </style:style>
    <style:style style:name="P3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indent="-0.635cm" style:auto-text-indent="false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de" fo:country="DE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Arial1"/>
    </style:style>
    <style:style style:name="P6" style:family="paragraph" style:parent-style-name="Standard">
      <style:paragraph-properties fo:margin-top="0cm" fo:margin-bottom="0.353cm" style:contextual-spacing="false" fo:line-height="115%" fo:text-align="end" style:justify-single-word="false"/>
      <style:text-properties style:font-name="Arial1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22pt" officeooo:rsid="0018b9ba" officeooo:paragraph-rsid="0018b9ba" style:font-size-asian="19.25pt" style:font-size-complex="22pt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1" fo:font-size="22pt" officeooo:rsid="001aebae" officeooo:paragraph-rsid="001aebae" style:font-size-asian="19.25pt" style:font-size-complex="22pt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Arial1" fo:font-size="11pt" officeooo:rsid="0018b9ba" officeooo:paragraph-rsid="0018b9ba" style:font-size-asian="9.60000038146973pt" style:font-size-complex="11pt"/>
    </style:style>
    <style:style style:name="P10" style:family="paragraph" style:parent-style-name="Standard" style:list-style-name="List_20_1">
      <style:paragraph-properties fo:margin-top="0cm" fo:margin-bottom="0.353cm" style:contextual-spacing="false" fo:line-height="115%" fo:text-align="start" style:justify-single-word="false"/>
      <style:text-properties style:font-name="Arial1" fo:font-size="11pt" officeooo:rsid="0018b9ba" officeooo:paragraph-rsid="0018b9ba" style:font-size-asian="9.60000038146973pt" style:font-size-complex="11pt"/>
    </style:style>
    <style:style style:name="P11" style:family="paragraph" style:parent-style-name="Standard" style:list-style-name="L1">
      <style:paragraph-properties fo:margin-top="0cm" fo:margin-bottom="0.353cm" style:contextual-spacing="false" fo:line-height="115%" fo:text-align="start" style:justify-single-word="false"/>
      <style:text-properties style:font-name="Arial1" fo:font-size="11pt" officeooo:rsid="0018b9ba" officeooo:paragraph-rsid="0018b9ba" style:font-size-asian="9.60000038146973pt" style:font-size-complex="11pt"/>
    </style:style>
    <style:style style:name="P12" style:family="paragraph" style:parent-style-name="Standard" style:list-style-name="L1">
      <style:paragraph-properties fo:margin-top="0cm" fo:margin-bottom="0.353cm" style:contextual-spacing="false" fo:line-height="115%" fo:text-align="start" style:justify-single-word="false"/>
      <style:text-properties style:font-name="Arial1" fo:font-size="11pt" officeooo:rsid="0018f9bd" officeooo:paragraph-rsid="0018f9bd" style:font-size-asian="9.60000038146973pt" style:font-size-complex="11pt"/>
    </style:style>
    <style:style style:name="P1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Arial1" fo:font-size="11pt" officeooo:rsid="0018f9bd" officeooo:paragraph-rsid="0018f9bd" style:font-size-asian="9.60000038146973pt" style:font-size-complex="11pt"/>
    </style:style>
    <style:style style:name="P1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Arial1" fo:font-size="11pt" officeooo:rsid="001aebae" officeooo:paragraph-rsid="001aebae" style:font-size-asian="9.60000038146973pt" style:font-size-complex="11pt"/>
    </style:style>
    <style:style style:name="T1" style:family="text">
      <style:text-properties style:font-name="Arial" fo:font-size="48pt" fo:language="de" fo:country="DE" style:font-size-asian="48pt"/>
    </style:style>
    <style:style style:name="T2" style:family="text">
      <style:text-properties style:font-name="Arial" fo:font-size="26pt" fo:language="de" fo:country="DE" style:font-size-asian="26pt"/>
    </style:style>
    <style:style style:name="T3" style:family="text">
      <style:text-properties style:font-name="Arial" fo:font-size="11pt" fo:language="de" fo:country="DE" style:font-size-asian="11pt"/>
    </style:style>
    <style:style style:name="T4" style:family="text">
      <style:text-properties fo:language="de" fo:country="DE"/>
    </style:style>
    <style:style style:name="T5" style:family="text">
      <style:text-properties fo:font-size="9pt" fo:language="de" fo:country="DE" style:font-size-asian="9pt"/>
    </style:style>
    <style:style style:name="T6" style:family="text">
      <style:text-properties officeooo:rsid="0018f9b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ukCPU</text:span></text:p>
      <text:p text:style-name="P1"><text:span text:style-name="T2">Mini instruction set</text:span></text:p>
      <text:p text:style-name="P1"><text:span text:style-name="T2">Datasheet</text:span><text:line-break/></text:p>
      <text:p text:style-name="P2"><text:span text:style-name="T3">JukCPU MiniISA is an 4 instruction cpu. The instructions have been optimized to: </text:span></text:p>
      <text:list xml:id="list3663026063" text:style-name="WWNum1">
        <text:list-item>
          <text:p text:style-name="P3"><text:span text:style-name="T3">Have Extra Commands (Arthmeritic operations, subroutines)</text:span></text:p>
        </text:list-item>
        <text:list-item>
          <text:p text:style-name="P3"><text:span text:style-name="T3">Handle basic I/O</text:span></text:p>
        </text:list-item>
        <text:list-item>
          <text:p text:style-name="P3"><text:span text:style-name="T3">Have operations on almost only memory adresses</text:span></text:p>
        </text:list-item>
      </text:list>
      <text:p text:style-name="P2"><text:span text:style-name="T3">Go to next pages to see more about the optimized instructions, and to learn some code or to go use the prewritten (wozmon-like) os.</text:span></text:p>
      <text:p text:style-name="P4"/>
      <text:p text:style-name="P2"><text:span text:style-name="T3">Have Fun!!!</text:span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6"><text:span text:style-name="T5">Made by JulSM</text:span></text:p>
      <text:p text:style-name="P7"><text:soft-page-break/><text:span text:style-name="T4">1. Instruction set</text:span></text:p>
      <text:p text:style-name="P9">With an 2 bit instruction set, it is really hard to fit basic commands in. That is why we have optimized the instruction set.</text:p>
      <text:p text:style-name="P9"/>
      <text:p text:style-name="P9">Instructions:</text:p>
      <text:list xml:id="list2772109472" text:style-name="List_20_1">
        <text:list-item>
          <text:p text:style-name="P10">00 – Clone an memory adress. Can be very useful in io operations.</text:p>
        </text:list-item>
      </text:list>
      <text:p text:style-name="P9"><text:s text:c="4"/>Example usage (for io latch):</text:p>
      <text:p text:style-name="P9"><text:tab/>0x0 ; io to be latched</text:p>
      <text:p text:style-name="P9"><text:tab/>0x1 cmp 0x4 0x5 ; compare the io adrress to see if its null</text:p>
      <text:p text:style-name="P9"><text:tab/>0x2 copy 0x5 0x0 ; copy the io value to 0x0 and latch it</text:p>
      <text:p text:style-name="P9"><text:tab/>0x3 jmp 0x1 ; make an loop</text:p>
      <text:p text:style-name="P9"><text:tab/>0x4 0x0 ; null value (io idle or previous value)</text:p>
      <text:p text:style-name="P9"><text:tab/>0x5 ; io input</text:p>
      <text:p text:style-name="P9"><text:s text:c="3"/>Example useage (for screen):</text:p>
      <text:p text:style-name="P9"><text:tab/>0x0 0xf ; black color for screen</text:p>
      <text:p text:style-name="P9"><text:tab/>0x1 copy 0x0 0x3</text:p>
      <text:p text:style-name="P9"><text:tab/>0x2 jmp 0x1 ; make an loop for the screnn to go fully black</text:p>
      <text:p text:style-name="P9"><text:tab/>0x3 ; connected screen</text:p>
      <text:list xml:id="list2403857893" text:style-name="L1">
        <text:list-item>
          <text:p text:style-name="P11">01 <text:span text:style-name="T6">addr</text:span> – Jump to an memory adress <text:span text:style-name="T6">(content of adress adrr)</text:span></text:p>
        </text:list-item>
        <text:list-item>
          <text:p text:style-name="P11">10 – Compare two values. If output is true then jump 1, if false, jump 2</text:p>
          <text:p text:style-name="P11">Example usage:</text:p>
          <text:p text:style-name="P11">0x0 ; value 1</text:p>
          <text:p text:style-name="P11">0x1 ; value 2</text:p>
          <text:p text:style-name="P11">0x3 cmp 0x0 0x1 ; compare the 2 adresses</text:p>
          <text:p text:style-name="P11">0x4 jmp 0x<text:span text:style-name="T6">f</text:span> ; for if output is true</text:p>
          <text:p text:style-name="P12">0x5 ; normal code continues</text:p>
          <text:p text:style-name="P12">…</text:p>
          <text:p text:style-name="P12">0xf ; code for true comparison</text:p>
        </text:list-item>
        <text:list-item>
          <text:p text:style-name="P12"><text:soft-page-break/>11 – Extra commands determined by cmd bus after 1 clock cycle (00 addr1 addr2 adrr3 – add addr1 addr2 together and store them at addr3, 01 the same as add but with subtraction, 10 jsub jump to subroutine, 11 return from subroutine)</text:p>
        </text:list-item>
      </text:list>
      <text:p text:style-name="P13"/>
      <text:p text:style-name="P13"/>
      <text:p text:style-name="P13">Example Wozmon-Like code</text:p>
      <text:p text:style-name="P13">adress 0xfffc – clock for input</text:p>
      <text:p text:style-name="P13">adress 0xfffd – input</text:p>
      <text:p text:style-name="P13">adress 0xfffe – TTY clock</text:p>
      <text:p text:style-name="P13">adress 0xffff – TTY</text:p>
      <text:p text:style-name="P13">Code:</text:p>
      <text:p text:style-name="P14">ROM</text:p>
      <text:p text:style-name="P14">0x0000 copy 0x0001 0x0002 ; Copy value from address 0x0001 to 0x0002</text:p>
      <text:p text:style-name="P14">0x0003 jmp 0x0010 <text:s text:c="8"/>; Jump to address 0x0010</text:p>
      <text:p text:style-name="P14">0x0006 cmp 0x0004 0x0005 <text:s/>; Compare values at addresses 0x0004 and 0x0005</text:p>
      <text:p text:style-name="P14">0x0009 add 0x0007 0x0008 <text:s/>; Add values from addresses 0x0007 and 0x0008</text:p>
      <text:p text:style-name="P14">0x000C sub 0x000A 0x000B <text:s/>; Subtract value at address 0x000B from address 0x000A</text:p>
      <text:p text:style-name="P14">0x000F jsub 0x0015 <text:s text:c="7"/>; Jump to subroutine at address 0x0015</text:p>
      <text:p text:style-name="P14">0x0012 ret <text:s text:c="15"/>; Return from subroutine</text:p>
      <text:p text:style-name="P14"/>
      <text:p text:style-name="P14">; Print value at address 0xFFFF to TTY</text:p>
      <text:p text:style-name="P14">0x0015:</text:p>
      <text:p text:style-name="P14"><text:s text:c="4"/>load R0, 0xFFFF <text:s/>; Load the value from memory address 0xFFFF into register R0</text:p>
      <text:p text:style-name="P14"><text:s text:c="4"/>tty R0 <text:s text:c="10"/>; Output the value from R0 to the TTY</text:p>
      <text:p text:style-name="P14"><text:s text:c="4"/>ret <text:s text:c="13"/>; Return from subroutine</text:p>
      <text:p text:style-name="P14"/>
      <text:p text:style-name="P14">; Read keyboard input and store in address 0xFFFE</text:p>
      <text:p text:style-name="P14">0x0018:</text:p>
      <text:p text:style-name="P14"><text:s text:c="4"/>keyboard <text:s text:c="8"/>; Call a function or routine to read keyboard input</text:p>
      <text:p text:style-name="P14"><text:s text:c="4"/>store 0xFFFE, R0 ; Store the keyboard input (from register R0) in memory address 0xFFFE</text:p>
      <text:p text:style-name="P14"><text:s text:c="4"/>ret <text:s text:c="13"/>; Return from subroutine</text:p>
      <text:p text:style-name="P14"><text:soft-page-break/>RAM:</text:p>
      <text:p text:style-name="P14">0x0000: ; TTY output buffer</text:p>
      <text:p text:style-name="P14">0x0001: ; Keyboard input buffer</text:p>
      <text:p text:style-name="P14">0x0002: ; Scratch register or temporary storage</text:p>
      <text:p text:style-name="P14">0x0003: ; Reserved or future use</text:p>
      <text:p text:style-name="P14">0x0004: 0x0000 ; Variable 1</text:p>
      <text:p text:style-name="P14">0x0005: 0x0001 ; Variable 2</text:p>
      <text:p text:style-name="P14">0x0006: ; Reserved or future use</text:p>
      <text:p text:style-name="P14">0x0007: 0x0005 ; Variable 3</text:p>
      <text:p text:style-name="P14">0x0008: 0x0003 ; Variable 4</text:p>
      <text:p text:style-name="P14">0x0009: ; Reserved or future use</text:p>
      <text:p text:style-name="P14">0x000A: 0x0008 ; Result storage for subtraction</text:p>
      <text:p text:style-name="P14">0x000B: 0x0002 ; Operand for subtraction</text:p>
      <text:p text:style-name="P14">0x000C: ; Reserved or future use</text:p>
      <text:p text:style-name="P14">0x000D: ; Reserved or future use</text:p>
      <text:p text:style-name="P14">0x000E: ; Reserved or future use</text:p>
      <text:p text:style-name="P14">0x000F: ; Reserved or future use</text:p>
      <text:p text:style-name="P14">0x0010: ; Reserved or future use</text:p>
      <text:p text:style-name="P14">0x0011: ; Reserved or future use</text:p>
      <text:p text:style-name="P14">0x0012: ; Reserved or future use</text:p>
      <text:p text:style-name="P14">0x0013: ; Reserved or future use</text:p>
      <text:p text:style-name="P14">0x0014: ; Reserved or future us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Pinout</text:p>
      <text:p text:style-name="P14">Pins 0-15: RAM adresses</text:p>
      <text:p text:style-name="P14">Pins 16-32: Command Adress</text:p>
      <text:p text:style-name="P14">Pins 33-34: Command</text:p>
      <text:p text:style-name="P14">Pins 35-51: Data</text:p>
      <text:p text:style-name="P14">Pin 52: 5V</text:p>
      <text:p text:style-name="P14">Pin 53: GND</text:p>
      <text:p text:style-name="P14">Pin 54: Res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Standard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Label_20_1" style:display-name="ListLabel 1" style:family="text">
      <style:text-properties style:font-name="Arial" fo:font-family="Arial" style:font-family-generic="roman" style:font-pitch="variable"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4T09:58:52.205000000</meta:creation-date>
    <dc:date>2024-06-24T10:26:56.398000000</dc:date>
    <meta:editing-duration>PT6M53S</meta:editing-duration>
    <meta:editing-cycles>1</meta:editing-cycles>
    <meta:document-statistic meta:table-count="0" meta:image-count="0" meta:object-count="0" meta:page-count="5" meta:paragraph-count="91" meta:word-count="638" meta:character-count="3479" meta:non-whitespace-character-count="2817"/>
    <meta:generator>LibreOffice/7.3.4.2$Windows_X86_64 LibreOffice_project/728fec16bd5f605073805c3c9e7c4212a0120dc5</meta:generator>
  </office:meta>
</office:document-meta>
</file>